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b15" officeooo:paragraph-rsid="000e1b15"/>
    </style:style>
    <style:style style:name="P2" style:family="paragraph" style:parent-style-name="Standard">
      <style:text-properties officeooo:rsid="000e377a" officeooo:paragraph-rsid="000e377a"/>
    </style:style>
    <style:style style:name="P3" style:family="paragraph" style:parent-style-name="Standard">
      <style:text-properties officeooo:rsid="000e377a" officeooo:paragraph-rsid="000f3c5e"/>
    </style:style>
    <style:style style:name="T1" style:family="text">
      <style:text-properties officeooo:rsid="000f3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APELLIDO:............................................................................................</text:p>
      <text:p text:style-name="P1"/>
      <text:p text:style-name="P1">NOMBRE:..............................................................................................</text:p>
      <text:p text:style-name="P1"/>
      <text:p text:style-name="P1">DNI:........................................................................................................</text:p>
      <text:p text:style-name="P1"/>
      <text:p text:style-name="P1">EDAD:..................................................................................................</text:p>
      <text:p text:style-name="P1"/>
      <text:p text:style-name="P1">COVID: SI.........................................NO............................................... <text:span text:style-name="T1">FECHA:</text:span></text:p>
      <text:p text:style-name="P2">VACUNA: SI......................................NO............................................. <text:s/><text:span text:style-name="T1">FECHA1 <text:s text:c="16"/>FECHA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ELLIDO:............................................................................................</text:p>
      <text:p text:style-name="P1"/>
      <text:p text:style-name="P1">NOMBRE:..............................................................................................</text:p>
      <text:p text:style-name="P1"/>
      <text:p text:style-name="P1">DNI:........................................................................................................</text:p>
      <text:p text:style-name="P1"/>
      <text:p text:style-name="P1">EDAD:..................................................................................................</text:p>
      <text:p text:style-name="P1"/>
      <text:p text:style-name="P1">COVID: SI.........................................NO...............................................FECHA:</text:p>
      <text:p text:style-name="P3">VACUNA: SI.....................................NO.............................................<text:span text:style-name="T1">FECHA1 <text:s text:c="16"/>FECHA2</text:span></text:p>
      <text:p text:style-name="P1"/>
      <text:p text:style-name="P1"/>
      <text:p text:style-name="P1"/>
      <text:p text:style-name="P1"/>
      <text:p text:style-name="P1"/>
      <text:p text:style-name="P1"/>
      <text:p text:style-name="P1">APELLIDO:............................................................................................</text:p>
      <text:p text:style-name="P1"/>
      <text:p text:style-name="P1">NOMBRE:..............................................................................................</text:p>
      <text:p text:style-name="P1"/>
      <text:p text:style-name="P1">DNI:........................................................................................................</text:p>
      <text:p text:style-name="P1"/>
      <text:p text:style-name="P1">EDAD:..................................................................................................</text:p>
      <text:p text:style-name="P1"/>
      <text:p text:style-name="P1">COVID: SI.........................................NO...............................................FECHA:</text:p>
      <text:p text:style-name="P3">VACUNA: SI......................................NO...............................................<text:span text:style-name="T1">FECHA1 <text:s text:c="16"/>FECHA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0:27:32.691000000</meta:creation-date>
    <meta:print-date>2021-01-29T11:04:55.207000000</meta:print-date>
    <dc:date>2021-01-29T11:06:43.846000000</dc:date>
    <meta:editing-duration>P0D</meta:editing-duration>
    <meta:editing-cycles>3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18" meta:word-count="29" meta:character-count="1930" meta:non-whitespace-character-count="1870"/>
  </office:meta>
</office:document-meta>
</file>